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17.441in" table:align="left"/>
    </style:style>
    <style:style style:name="Table6.A" style:family="table-column">
      <style:table-column-properties style:column-width="1.2972in"/>
    </style:style>
    <style:style style:name="Table6.B" style:family="table-column">
      <style:table-column-properties style:column-width="1.5792in"/>
    </style:style>
    <style:style style:name="Table6.C" style:family="table-column">
      <style:table-column-properties style:column-width="1.309in"/>
    </style:style>
    <style:style style:name="Table6.D" style:family="table-column">
      <style:table-column-properties style:column-width="13.2556in"/>
    </style:style>
    <style:style style:name="Table6.A1" style:family="table-cell">
      <style:table-cell-properties style:vertical-align="middle" fo:padding="0.0597in" fo:border="none"/>
    </style:style>
    <style:style style:name="Table2" style:family="table">
      <style:table-properties style:width="12.1236in" table:align="left"/>
    </style:style>
    <style:style style:name="Table2.A" style:family="table-column">
      <style:table-column-properties style:column-width="2.3743in"/>
    </style:style>
    <style:style style:name="Table2.B" style:family="table-column">
      <style:table-column-properties style:column-width="6.3111in"/>
    </style:style>
    <style:style style:name="Table2.C" style:family="table-column">
      <style:table-column-properties style:column-width="3.4382in"/>
    </style:style>
    <style:style style:name="Table2.A1" style:family="table-cell">
      <style:table-cell-properties style:vertical-align="middle" fo:padding="0.0597in" fo:border="none"/>
    </style:style>
    <style:style style:name="Table4" style:family="table">
      <style:table-properties style:width="19.3313in" style:rel-width="100%" table:align="left"/>
    </style:style>
    <style:style style:name="Table4.A" style:family="table-column">
      <style:table-column-properties style:column-width="4.4465in" style:rel-column-width="3779*"/>
    </style:style>
    <style:style style:name="Table4.B" style:family="table-column">
      <style:table-column-properties style:column-width="14.8847in" style:rel-column-width="12651*"/>
    </style:style>
    <style:style style:name="Table4.A1" style:family="table-cell">
      <style:table-cell-properties style:vertical-align="middle" fo:padding="0.0597in" fo:border="none"/>
    </style:style>
    <style:style style:name="Table5" style:family="table">
      <style:table-properties style:width="19.3313in" style:rel-width="100%" table:align="left"/>
    </style:style>
    <style:style style:name="Table5.A" style:family="table-column">
      <style:table-column-properties style:column-width="2.8146in" style:rel-column-width="4053*"/>
    </style:style>
    <style:style style:name="Table5.B" style:family="table-column">
      <style:table-column-properties style:column-width="16.5167in" style:rel-column-width="23784*"/>
    </style:style>
    <style:style style:name="Table5.A1" style:family="table-cell">
      <style:table-cell-properties style:vertical-align="middle" fo:padding="0.0597in" fo:border="none"/>
    </style:style>
    <style:style style:name="Table8" style:family="table">
      <style:table-properties style:width="13.2542in" table:align="left"/>
    </style:style>
    <style:style style:name="Table8.A" style:family="table-column">
      <style:table-column-properties style:column-width="1.166in"/>
    </style:style>
    <style:style style:name="Table8.B" style:family="table-column">
      <style:table-column-properties style:column-width="12.0882in"/>
    </style:style>
    <style:style style:name="Table8.A1" style:family="table-cell">
      <style:table-cell-properties style:vertical-align="middle" fo:padding="0.0597in" fo:border="none"/>
    </style:style>
    <style:style style:name="Table7" style:family="table">
      <style:table-properties style:width="23.7993in" table:align="left"/>
    </style:style>
    <style:style style:name="Table7.A" style:family="table-column">
      <style:table-column-properties style:column-width="1.8118in"/>
    </style:style>
    <style:style style:name="Table7.B" style:family="table-column">
      <style:table-column-properties style:column-width="21.9875in"/>
    </style:style>
    <style:style style:name="Table7.A1" style:family="table-cell">
      <style:table-cell-properties style:vertical-align="middle" fo:padding="0.0799in" fo:border="none"/>
    </style:style>
    <style:style style:name="Table1" style:family="table">
      <style:table-properties style:width="5.6854in" table:align="left"/>
    </style:style>
    <style:style style:name="Table1.A" style:family="table-column">
      <style:table-column-properties style:column-width="0.9292in"/>
    </style:style>
    <style:style style:name="Table1.B" style:family="table-column">
      <style:table-column-properties style:column-width="4.7563in"/>
    </style:style>
    <style:style style:name="Table1.A1" style:family="table-cell">
      <style:table-cell-properties style:vertical-align="middle" fo:padding="0.0597in" fo:border="none"/>
    </style:style>
    <style:style style:name="Table3" style:family="table">
      <style:table-properties style:width="17.441in" table:align="left"/>
    </style:style>
    <style:style style:name="Table3.A" style:family="table-column">
      <style:table-column-properties style:column-width="1.2972in"/>
    </style:style>
    <style:style style:name="Table3.B" style:family="table-column">
      <style:table-column-properties style:column-width="2.2333in"/>
    </style:style>
    <style:style style:name="Table3.C" style:family="table-column">
      <style:table-column-properties style:column-width="13.9104in"/>
    </style:style>
    <style:style style:name="Table3.A1" style:family="table-cell">
      <style:table-cell-properties style:vertical-align="middle" fo:padding="0.0597in" fo:border="none"/>
    </style:style>
    <style:style style:name="Table3.C2" style:family="table-cell">
      <style:table-cell-properties style:vertical-align="bottom" fo:padding="0.0597in" fo:border="none"/>
    </style:style>
    <style:style style:name="P1" style:family="paragraph" style:parent-style-name="Standard">
      <style:text-properties officeooo:paragraph-rsid="001afcb1"/>
    </style:style>
    <style:style style:name="P2" style:family="paragraph" style:parent-style-name="Table_20_Contents">
      <style:text-properties officeooo:paragraph-rsid="001afcb1"/>
    </style:style>
    <style:style style:name="P3" style:family="paragraph" style:parent-style-name="Table_20_Heading">
      <style:text-properties officeooo:paragraph-rsid="001afcb1"/>
    </style:style>
    <style:style style:name="P4" style:family="paragraph" style:parent-style-name="Text_20_body">
      <style:paragraph-properties style:writing-mode="lr-tb"/>
      <style:text-properties officeooo:paragraph-rsid="001afcb1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Heading">
      <style:paragraph-properties fo:text-align="start" style:justify-single-word="false"/>
    </style:style>
    <style:style style:name="P7" style:family="paragraph" style:parent-style-name="Table_20_Contents">
      <style:text-properties style:font-name="Liberation Mono" officeooo:paragraph-rsid="001afcb1"/>
    </style:style>
    <style:style style:name="P8" style:family="paragraph" style:parent-style-name="Text_20_body">
      <style:text-properties officeooo:rsid="00275870" officeooo:paragraph-rsid="0038d926"/>
    </style:style>
    <style:style style:name="P9" style:family="paragraph" style:parent-style-name="Text_20_body">
      <style:text-properties officeooo:rsid="00304452" officeooo:paragraph-rsid="0038d926"/>
    </style:style>
    <style:style style:name="P10" style:family="paragraph" style:parent-style-name="Standard">
      <style:text-properties officeooo:rsid="001cca8b" officeooo:paragraph-rsid="001cca8b"/>
    </style:style>
    <style:style style:name="P11" style:family="paragraph" style:parent-style-name="Table_20_Contents">
      <style:text-properties officeooo:paragraph-rsid="0032860c"/>
    </style:style>
    <style:style style:name="P12" style:family="paragraph" style:parent-style-name="Table_20_Heading">
      <style:text-properties officeooo:paragraph-rsid="0032860c"/>
    </style:style>
    <style:style style:name="P13" style:family="paragraph" style:parent-style-name="Text_20_body">
      <style:text-properties officeooo:paragraph-rsid="0032860c"/>
    </style:style>
    <style:style style:name="P14" style:family="paragraph" style:parent-style-name="Table_20_Contents">
      <style:text-properties officeooo:paragraph-rsid="0038d926"/>
    </style:style>
    <style:style style:name="P15" style:family="paragraph" style:parent-style-name="Table_20_Heading">
      <style:text-properties officeooo:paragraph-rsid="0038d926"/>
    </style:style>
    <style:style style:name="P16" style:family="paragraph" style:parent-style-name="Text_20_body">
      <style:text-properties officeooo:paragraph-rsid="0038d926"/>
    </style:style>
    <style:style style:name="P17" style:family="paragraph" style:parent-style-name="Standard">
      <style:text-properties officeooo:rsid="003c9847" officeooo:paragraph-rsid="003c9847"/>
    </style:style>
    <style:style style:name="P18" style:family="paragraph" style:parent-style-name="Heading_20_4">
      <style:text-properties officeooo:rsid="003db3fe" officeooo:paragraph-rsid="003f0cbd"/>
    </style:style>
    <style:style style:name="P19" style:family="paragraph" style:parent-style-name="Standard">
      <style:text-properties officeooo:rsid="003db3fe" officeooo:paragraph-rsid="003db3fe"/>
    </style:style>
    <style:style style:name="P20" style:family="paragraph" style:parent-style-name="Table_20_Contents">
      <style:text-properties officeooo:paragraph-rsid="004091c8"/>
    </style:style>
    <style:style style:name="P21" style:family="paragraph" style:parent-style-name="Standard">
      <style:text-properties officeooo:rsid="004ae65e" officeooo:paragraph-rsid="004ae65e"/>
    </style:style>
    <style:style style:name="P22" style:family="paragraph" style:parent-style-name="Standard">
      <style:paragraph-properties fo:text-align="start" style:justify-single-word="false"/>
      <style:text-properties officeooo:rsid="004ae65e" officeooo:paragraph-rsid="004ae65e"/>
    </style:style>
    <style:style style:name="P23" style:family="paragraph" style:parent-style-name="Table_20_Heading">
      <style:paragraph-properties fo:text-align="start" style:justify-single-word="false"/>
      <style:text-properties officeooo:rsid="004ae65e" officeooo:paragraph-rsid="004ae65e"/>
    </style:style>
    <style:style style:name="P24" style:family="paragraph" style:parent-style-name="Standard">
      <style:text-properties officeooo:rsid="005f8123" officeooo:paragraph-rsid="005f8123"/>
    </style:style>
    <style:style style:name="P25" style:family="paragraph" style:parent-style-name="Table_20_Contents">
      <style:text-properties officeooo:paragraph-rsid="005f8123"/>
    </style:style>
    <style:style style:name="P26" style:family="paragraph" style:parent-style-name="Text_20_body">
      <style:text-properties officeooo:rsid="00730302" officeooo:paragraph-rsid="00730302"/>
    </style:style>
    <style:style style:name="P27" style:family="paragraph" style:parent-style-name="Table_20_Contents">
      <style:text-properties fo:color="#c9211e" loext:opacity="100%" fo:font-weight="bold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c9211e" loext:opacity="100%" fo:font-weight="bold" style:font-weight-asian="bold" style:font-weight-complex="bold"/>
    </style:style>
    <style:style style:name="P29" style:family="paragraph" style:parent-style-name="Table_20_Contents">
      <style:text-properties fo:color="#c9211e" loext:opacity="100%" fo:font-weight="bold" officeooo:paragraph-rsid="0038d926" style:font-weight-asian="bold" style:font-weight-complex="bold"/>
    </style:style>
    <style:style style:name="P30" style:family="paragraph" style:parent-style-name="Table_20_Contents">
      <style:text-properties officeooo:paragraph-rsid="006a280d"/>
    </style:style>
    <style:style style:name="P31" style:family="paragraph" style:parent-style-name="Text_20_body">
      <style:text-properties officeooo:rsid="005b0492" officeooo:paragraph-rsid="005b0492"/>
    </style:style>
    <style:style style:name="P32" style:family="paragraph" style:parent-style-name="Heading_20_1">
      <style:text-properties officeooo:rsid="0032860c" officeooo:paragraph-rsid="0032860c"/>
    </style:style>
    <style:style style:name="P33" style:family="paragraph" style:parent-style-name="Heading_20_2">
      <style:text-properties officeooo:paragraph-rsid="008b85bc"/>
    </style:style>
    <style:style style:name="P34" style:family="paragraph" style:parent-style-name="Heading_20_3">
      <style:text-properties officeooo:paragraph-rsid="00275870"/>
    </style:style>
    <style:style style:name="P35" style:family="paragraph" style:parent-style-name="Heading_20_3">
      <style:text-properties officeooo:rsid="00730302" officeooo:paragraph-rsid="00730302"/>
    </style:style>
    <style:style style:name="P36" style:family="paragraph" style:parent-style-name="Heading_20_3">
      <style:text-properties officeooo:paragraph-rsid="0038d926"/>
    </style:style>
    <style:style style:name="P37" style:family="paragraph" style:parent-style-name="Heading_20_3">
      <style:text-properties officeooo:rsid="00275870" officeooo:paragraph-rsid="0038d926"/>
    </style:style>
    <style:style style:name="P38" style:family="paragraph" style:parent-style-name="Standard">
      <style:text-properties officeooo:rsid="003c9847" officeooo:paragraph-rsid="003c9847"/>
    </style:style>
    <style:style style:name="P39" style:family="paragraph" style:parent-style-name="Standard">
      <style:text-properties officeooo:rsid="003c9847" officeooo:paragraph-rsid="0084c85e"/>
    </style:style>
    <style:style style:name="P40" style:family="paragraph" style:parent-style-name="Standard">
      <style:text-properties officeooo:paragraph-rsid="0084c85e"/>
    </style:style>
    <style:style style:name="P41" style:family="paragraph" style:parent-style-name="Standard">
      <style:paragraph-properties fo:text-align="center" style:justify-single-word="false"/>
      <style:text-properties fo:font-weight="bold" officeooo:rsid="0093880b" officeooo:paragraph-rsid="0093880b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</style:style>
    <style:style style:name="P43" style:family="paragraph" style:parent-style-name="Table_20_Contents" style:list-style-name="L1">
      <style:paragraph-properties fo:text-align="start" style:justify-single-word="false"/>
    </style:style>
    <style:style style:name="P44" style:family="paragraph" style:parent-style-name="Table_20_Contents">
      <style:paragraph-properties fo:text-align="start" style:justify-single-word="false"/>
      <style:text-properties officeooo:paragraph-rsid="008b85bc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436c7a" officeooo:paragraph-rsid="008b85bc" style:font-weight-asian="bold" style:font-weight-complex="bold"/>
    </style:style>
    <style:style style:name="P46" style:family="paragraph" style:parent-style-name="Table_20_Contents">
      <style:text-properties fo:color="#c9211e" loext:opacity="100%" fo:font-style="normal" fo:font-weight="bold" officeooo:paragraph-rsid="0032860c" style:font-style-asian="normal" style:font-weight-asian="bold" style:font-style-complex="normal" style:font-weight-complex="bold"/>
    </style:style>
    <style:style style:name="P47" style:family="paragraph" style:parent-style-name="Table_20_Contents">
      <style:text-properties fo:color="#c9211e" loext:opacity="100%" fo:font-style="normal" fo:font-weight="bold" officeooo:paragraph-rsid="008f4984" style:font-style-asian="normal" style:font-weight-asian="bold" style:font-style-complex="normal" style:font-weight-complex="bold"/>
    </style:style>
    <style:style style:name="P48" style:family="paragraph" style:parent-style-name="Table_20_Contents">
      <style:text-properties fo:color="#c9211e" loext:opacity="100%" fo:font-style="normal" fo:font-weight="bold" officeooo:paragraph-rsid="0093880b" style:font-style-asian="normal" style:font-weight-asian="bold" style:font-style-complex="normal" style:font-weight-complex="bold"/>
    </style:style>
    <style:style style:name="P49" style:family="paragraph" style:parent-style-name="Table_20_Contents">
      <style:text-properties fo:color="#c9211e" loext:opacity="100%" fo:font-weight="bold" officeooo:paragraph-rsid="0032860c" style:font-weight-asian="bold" style:font-weight-complex="bold"/>
    </style:style>
    <style:style style:name="P50" style:family="paragraph" style:parent-style-name="Table_20_Contents">
      <style:text-properties fo:color="#c9211e" loext:opacity="100%" fo:font-weight="bold" officeooo:paragraph-rsid="0093880b" style:font-weight-asian="bold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font-name="Bitstream Vera Sans Mono" fo:font-size="10pt" fo:font-weight="bold" officeooo:rsid="004e757c" officeooo:paragraph-rsid="008b85bc" style:font-size-asian="10pt" style:font-weight-asian="bold" style:font-size-complex="10pt" style:font-weight-complex="bold"/>
    </style:style>
    <style:style style:name="P52" style:family="paragraph" style:parent-style-name="Table_20_Contents">
      <style:text-properties officeooo:paragraph-rsid="0093880b"/>
    </style:style>
    <style:style style:name="P53" style:family="paragraph" style:parent-style-name="Table_20_Heading">
      <style:text-properties officeooo:rsid="008d5e97" officeooo:paragraph-rsid="008d5e97"/>
    </style:style>
    <style:style style:name="P54" style:family="paragraph" style:parent-style-name="Table_20_Heading">
      <style:text-properties officeooo:rsid="008d5e97" officeooo:paragraph-rsid="0093880b"/>
    </style:style>
    <style:style style:name="P55" style:family="paragraph" style:parent-style-name="Table_20_Heading">
      <style:text-properties officeooo:paragraph-rsid="0093880b"/>
    </style:style>
    <style:style style:name="P56" style:family="paragraph" style:parent-style-name="Text_20_body">
      <style:text-properties officeooo:rsid="0079a0cb" officeooo:paragraph-rsid="0079a0cb"/>
    </style:style>
    <style:style style:name="P57" style:family="paragraph" style:parent-style-name="Text_20_body">
      <style:text-properties officeooo:paragraph-rsid="0032860c"/>
    </style:style>
    <style:style style:name="P58" style:family="paragraph" style:parent-style-name="Text_20_body">
      <style:text-properties officeooo:rsid="008b85bc" officeooo:paragraph-rsid="008b85bc"/>
    </style:style>
    <style:style style:name="P59" style:family="paragraph" style:parent-style-name="Text_20_body">
      <style:text-properties officeooo:rsid="008b85bc" officeooo:paragraph-rsid="00957184"/>
    </style:style>
    <style:style style:name="P60" style:family="paragraph" style:parent-style-name="Text_20_body">
      <style:text-properties officeooo:rsid="00254e03" officeooo:paragraph-rsid="008b85bc"/>
    </style:style>
    <style:style style:name="P61" style:family="paragraph" style:parent-style-name="Text_20_body">
      <style:text-properties officeooo:paragraph-rsid="004e757c"/>
    </style:style>
    <style:style style:name="P62" style:family="paragraph" style:parent-style-name="Text_20_body">
      <style:text-properties officeooo:rsid="0093880b" officeooo:paragraph-rsid="0093880b"/>
    </style:style>
    <style:style style:name="P63" style:family="paragraph" style:parent-style-name="Text_20_body">
      <style:text-properties officeooo:paragraph-rsid="0093880b"/>
    </style:style>
    <style:style style:name="P64" style:family="paragraph" style:parent-style-name="Text_20_body">
      <style:text-properties officeooo:rsid="0096d677" officeooo:paragraph-rsid="0096d67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90c83" style:font-weight-asian="bold" style:font-weight-complex="bold"/>
    </style:style>
    <style:style style:name="T3" style:family="text">
      <style:text-properties officeooo:rsid="001afcb1"/>
    </style:style>
    <style:style style:name="T4" style:family="text">
      <style:text-properties officeooo:rsid="001cbf69"/>
    </style:style>
    <style:style style:name="T5" style:family="text">
      <style:text-properties officeooo:rsid="002c4187"/>
    </style:style>
    <style:style style:name="T6" style:family="text">
      <style:text-properties officeooo:rsid="002c91c1"/>
    </style:style>
    <style:style style:name="T7" style:family="text">
      <style:text-properties officeooo:rsid="002dbe01"/>
    </style:style>
    <style:style style:name="T8" style:family="text">
      <style:text-properties officeooo:rsid="0030bc52"/>
    </style:style>
    <style:style style:name="T9" style:family="text">
      <style:text-properties officeooo:rsid="0032860c"/>
    </style:style>
    <style:style style:name="T10" style:family="text">
      <style:text-properties officeooo:rsid="00335247"/>
    </style:style>
    <style:style style:name="T11" style:family="text">
      <style:text-properties officeooo:rsid="00349c54"/>
    </style:style>
    <style:style style:name="T12" style:family="text">
      <style:text-properties officeooo:rsid="00350a39"/>
    </style:style>
    <style:style style:name="T13" style:family="text">
      <style:text-properties officeooo:rsid="00275870"/>
    </style:style>
    <style:style style:name="T14" style:family="text">
      <style:text-properties officeooo:rsid="0036e994"/>
    </style:style>
    <style:style style:name="T15" style:family="text">
      <style:text-properties fo:color="#c9211e" loext:opacity="100%"/>
    </style:style>
    <style:style style:name="T16" style:family="text">
      <style:text-properties fo:color="#c9211e" loext:opacity="100%" fo:font-weight="bold" style:font-weight-asian="bold" style:font-weight-complex="bold"/>
    </style:style>
    <style:style style:name="T17" style:family="text">
      <style:text-properties fo:color="#c9211e" loext:opacity="100%" fo:font-weight="bold" officeooo:rsid="003c9847" style:font-weight-asian="bold" style:font-weight-complex="bold"/>
    </style:style>
    <style:style style:name="T18" style:family="text">
      <style:text-properties fo:color="#c9211e" loext:opacity="100%" fo:font-weight="bold" officeooo:rsid="00688b22" style:font-weight-asian="bold" style:font-weight-complex="bold"/>
    </style:style>
    <style:style style:name="T19" style:family="text">
      <style:text-properties fo:color="#c9211e" loext:opacity="100%" fo:font-weight="bold" officeooo:rsid="006a280d" style:font-weight-asian="bold" style:font-weight-complex="bold"/>
    </style:style>
    <style:style style:name="T20" style:family="text">
      <style:text-properties fo:color="#c9211e" loext:opacity="100%" fo:font-weight="bold" officeooo:rsid="006f2455" style:font-weight-asian="bold" style:font-weight-complex="bold"/>
    </style:style>
    <style:style style:name="T21" style:family="text">
      <style:text-properties fo:color="#c9211e" loext:opacity="100%" officeooo:rsid="005d1188"/>
    </style:style>
    <style:style style:name="T22" style:family="text">
      <style:text-properties fo:color="#c9211e" loext:opacity="100%" style:text-underline-style="solid" style:text-underline-width="auto" style:text-underline-color="font-color" fo:font-weight="bold" officeooo:rsid="00526f9e" style:font-weight-asian="bold" style:font-weight-complex="bold"/>
    </style:style>
    <style:style style:name="T23" style:family="text">
      <style:text-properties fo:color="#c9211e" loext:opacity="100%" style:font-name="Bitstream Vera Sans Mono" fo:font-size="10pt" fo:font-weight="bold" style:font-size-asian="10pt" style:font-weight-asian="bold" style:font-size-complex="10pt" style:font-weight-complex="bold"/>
    </style:style>
    <style:style style:name="T24" style:family="text">
      <style:text-properties fo:color="#c9211e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25" style:family="text">
      <style:text-properties fo:color="#c9211e" loext:opacity="100%" style:font-name="Bitstream Vera Sans Mono" fo:font-size="10pt" fo:font-weight="bold" officeooo:rsid="00957184" style:font-size-asian="10pt" style:font-weight-asian="bold" style:font-size-complex="10pt" style:font-weight-complex="bold"/>
    </style:style>
    <style:style style:name="T26" style:family="text">
      <style:text-properties fo:color="#c9211e" loext:opacity="100%" style:font-name="Bitstream Vera Sans Mono" fo:font-size="10pt" fo:font-style="normal" fo:font-weight="bold" officeooo:rsid="008e8896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fo:color="#c9211e" loext:opacity="100%" style:font-name="Bitstream Vera Sans Mono" fo:font-size="10pt" fo:font-style="normal" fo:font-weight="bold" officeooo:rsid="0090114e" style:font-size-asian="10pt" style:font-style-asian="normal" style:font-weight-asian="bold" style:font-size-complex="10pt" style:font-style-complex="normal" style:font-weight-complex="bold"/>
    </style:style>
    <style:style style:name="T28" style:family="text">
      <style:text-properties officeooo:rsid="003f0cbd"/>
    </style:style>
    <style:style style:name="T29" style:family="text">
      <style:text-properties officeooo:rsid="004d3383"/>
    </style:style>
    <style:style style:name="T30" style:family="text">
      <style:text-properties officeooo:rsid="005031eb"/>
    </style:style>
    <style:style style:name="T31" style:family="text">
      <style:text-properties officeooo:rsid="005731fa"/>
    </style:style>
    <style:style style:name="T32" style:family="text">
      <style:text-properties officeooo:rsid="0067931f"/>
    </style:style>
    <style:style style:name="T33" style:family="text">
      <style:text-properties fo:font-weight="normal" officeooo:rsid="006a280d" style:font-weight-asian="normal" style:font-weight-complex="normal"/>
    </style:style>
    <style:style style:name="T34" style:family="text">
      <style:text-properties fo:font-weight="normal" officeooo:rsid="0085385b" style:font-weight-asian="normal" style:font-weight-complex="normal"/>
    </style:style>
    <style:style style:name="T35" style:family="text">
      <style:text-properties fo:color="#000000" loext:opacity="100%" fo:font-weight="normal" officeooo:rsid="006f2455" style:font-weight-asian="normal" style:font-weight-complex="normal"/>
    </style:style>
    <style:style style:name="T36" style:family="text">
      <style:text-properties fo:color="#000000" loext:opacity="100%" style:font-name="Bitstream Vera Sans Mono" fo:font-size="10pt" fo:font-weight="bold" officeooo:rsid="004e757c" style:font-size-asian="10pt" style:font-weight-asian="bold" style:font-size-complex="10pt" style:font-weight-complex="bold"/>
    </style:style>
    <style:style style:name="T37" style:family="text">
      <style:text-properties officeooo:rsid="0073b5e6"/>
    </style:style>
    <style:style style:name="T38" style:family="text">
      <style:text-properties officeooo:rsid="00741468"/>
    </style:style>
    <style:style style:name="T39" style:family="text">
      <style:text-properties officeooo:rsid="00790c83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officeooo:rsid="007bff26"/>
    </style:style>
    <style:style style:name="T42" style:family="text">
      <style:text-properties officeooo:rsid="007de2ac"/>
    </style:style>
    <style:style style:name="T43" style:family="text">
      <style:text-properties officeooo:rsid="007edcd8"/>
    </style:style>
    <style:style style:name="T44" style:family="text">
      <style:text-properties officeooo:rsid="0084c85e"/>
    </style:style>
    <style:style style:name="T45" style:family="text">
      <style:text-properties style:font-name="Lato Medium1"/>
    </style:style>
    <style:style style:name="T46" style:family="text">
      <style:text-properties style:font-name="Lato Medium1" officeooo:rsid="0084c85e"/>
    </style:style>
    <style:style style:name="T47" style:family="text">
      <style:text-properties style:font-name="Lato Medium1" officeooo:rsid="0085385b"/>
    </style:style>
    <style:style style:name="T48" style:family="text">
      <style:text-properties style:font-name="Lato Medium1" fo:font-weight="bold" officeooo:rsid="0085385b" style:font-weight-asian="bold" style:font-weight-complex="bold"/>
    </style:style>
    <style:style style:name="T49" style:family="text">
      <style:text-properties style:font-name="Lato Medium1" officeooo:rsid="0089db8c"/>
    </style:style>
    <style:style style:name="T50" style:family="text">
      <style:text-properties style:font-name="Lato Medium1" officeooo:rsid="008b85bc"/>
    </style:style>
    <style:style style:name="T51" style:family="text">
      <style:text-properties officeooo:rsid="0085385b"/>
    </style:style>
    <style:style style:name="T52" style:family="text">
      <style:text-properties officeooo:rsid="008b85bc"/>
    </style:style>
    <style:style style:name="T53" style:family="text">
      <style:text-properties officeooo:rsid="004e757c"/>
    </style:style>
    <style:style style:name="T54" style:family="text">
      <style:text-properties fo:color="#0000ff" loext:opacity="100%" style:font-name="Bitstream Vera Sans Mono" fo:font-size="10pt" fo:font-weight="bold" style:font-size-asian="10pt" style:font-weight-asian="bold" style:font-size-complex="10pt" style:font-weight-complex="bold"/>
    </style:style>
    <style:style style:name="T55" style:family="text">
      <style:text-properties officeooo:rsid="008bc267"/>
    </style:style>
    <style:style style:name="T56" style:family="text">
      <style:text-properties officeooo:rsid="008d5e97"/>
    </style:style>
    <style:style style:name="T57" style:family="text">
      <style:text-properties officeooo:rsid="008e8896"/>
    </style:style>
    <style:style style:name="T58" style:family="text">
      <style:text-properties officeooo:rsid="0090114e"/>
    </style:style>
    <style:style style:name="T59" style:family="text">
      <style:text-properties officeooo:rsid="0093880b"/>
    </style:style>
    <style:style style:name="T60" style:family="text">
      <style:text-properties officeooo:rsid="0095718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Azure Translator 3.0 REST Services Documentation</text:h>
      <text:h text:style-name="P33" text:outline-level="2"><text:span text:style-name="T31">Endpoint </text:span><text:span text:style-name="T38">for </text:span><text:span text:style-name="T52">All </text:span><text:span text:style-name="T6">Translat</text:span><text:span text:style-name="T10">o</text:span><text:span text:style-name="T6">r </text:span><text:span text:style-name="T38">Version </text:span><text:span text:style-name="T6">3.0 </text:span><text:span text:style-name="T52">Requests</text:span><text:span text:style-name="T6"> </text:span></text:h>
      <text:p text:style-name="P58">The endpoint or base URL for a Translator 3.0 request is:</text:p>
      <table:table table:name="Table1" table:style-name="Table1">
        <table:table-column table:style-name="Table1.A"/>
        <table:table-column table:style-name="Table1.B"/>
        <table:table-row table:style-name="TableLine94455528868608">
          <table:table-cell table:style-name="Table1.A1" office:value-type="string">
            <text:p text:style-name="P45">Country</text:p>
          </table:table-cell>
          <table:table-cell table:style-name="Table1.A1" office:value-type="string">
            <text:p text:style-name="P45">Endpoint</text:p>
          </table:table-cell>
        </table:table-row>
        <table:table-row table:style-name="TableLine94455542727168">
          <table:table-cell table:style-name="Table1.A1" office:value-type="string">
            <text:p text:style-name="P44">United States</text:p>
          </table:table-cell>
          <table:table-cell table:style-name="Table1.A1" office:value-type="string">
            <text:p text:style-name="P51">https://api.cognitive.microsofttranslator.com</text:p>
          </table:table-cell>
        </table:table-row>
      </table:table>
      <text:p text:style-name="P60"/>
      <text:p text:style-name="P58">The version of Translator we will use will be 3.0, which is specified as a query string parameter. For example, to request tranlation of input text, we append “/translate” to the endpoint and then supply the version <text:span text:style-name="T55">number</text:span>: </text:p>
      <text:p text:style-name="P58"><text:s/><text:span text:style-name="T36">https://api.cognitive.microsofttranslator.com</text:span><text:span text:style-name="T24">/</text:span><text:span text:style-name="T23">translate</text:span><text:span text:style-name="T54">?api-version=3.0</text:span></text:p>
      <text:h text:style-name="Heading_20_2" text:outline-level="2"><text:span text:style-name="T30">The Five </text:span><text:span text:style-name="T9">Azure </text:span><text:span text:style-name="T5">Translator </text:span><text:span text:style-name="T9">3.0</text:span><text:span text:style-name="T5"> </text:span><text:span text:style-name="T30">(</text:span>REST API<text:span text:style-name="T30">)</text:span> Request <text:span text:style-name="T30">Types</text:span></text:h>
      <text:p text:style-name="P13"/>
      <text:p text:style-name="P13"><text:span text:style-name="T7">Azure Translator 3.0 </text:span><text:span text:style-name="T56">supports </text:span><text:span text:style-name="T7">the five types of services. </text:span><text:span text:style-name="T56">Each uses a </text:span><text:span text:style-name="T52">different</text:span><text:span text:style-name="T37"> </text:span><text:span text:style-name="T56">URL “route” that is appened to the endpoint. The </text:span><text:span text:style-name="T37">REST request</text:span><text:span text:style-name="T52">s </text:span><text:span text:style-name="T56">types</text:span><text:span text:style-name="T52"> are </text:span><text:span text:style-name="T7">liste</text:span><text:span text:style-name="T52">d</text:span><text:span text:style-name="T7"> <text:s/></text:span><text:span text:style-name="T37">below</text:span><text:span text:style-name="T7">. </text:span></text:p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 table:style-name="TableLine94455534193056">
            <table:table-cell table:style-name="Table6.A1" office:value-type="string">
              <text:p text:style-name="P12">Request <text:span text:style-name="T5">Type</text:span></text:p>
            </table:table-cell>
            <table:table-cell table:style-name="Table6.A1" office:value-type="string">
              <text:p text:style-name="P53">URL “<text:span text:style-name="T59">route”</text:span></text:p>
            </table:table-cell>
            <table:table-cell table:style-name="Table6.A1" office:value-type="string">
              <text:p text:style-name="P12">Method</text:p>
            </table:table-cell>
            <table:table-cell table:style-name="Table6.A1" office:value-type="string">
              <text:p text:style-name="P12">Description</text:p>
            </table:table-cell>
          </table:table-row>
        </table:table-header-rows>
        <table:table-row table:style-name="TableLine94455534215136">
          <table:table-cell table:style-name="Table6.A1" office:value-type="string">
            <text:p text:style-name="P11"><text:a xlink:type="simple" xlink:href="https://docs.microsoft.com/en-us/azure/cognitive-services/translator/reference/v3-0-languages" text:style-name="Internet_20_link" text:visited-style-name="Visited_20_Internet_20_Link"><text:span text:style-name="Strong_20_Emphasis">languages</text:span></text:a></text:p>
          </table:table-cell>
          <table:table-cell table:style-name="Table6.A1" office:value-type="string">
            <text:p text:style-name="P49">/<text:span text:style-name="T56">languages</text:span></text:p>
          </table:table-cell>
          <table:table-cell table:style-name="Table6.A1" office:value-type="string">
            <text:p text:style-name="P11"><text:span text:style-name="Strong_20_Emphasis">GET</text:span></text:p>
          </table:table-cell>
          <table:table-cell table:style-name="Table6.A1" office:value-type="string">
            <text:p text:style-name="P11">Returns the set of languages currently supported by the <text:span text:style-name="Strong_20_Emphasis">translation</text:span>, <text:span text:style-name="Strong_20_Emphasis">transliteration</text:span>, and <text:span text:style-name="Strong_20_Emphasis">dictionary</text:span> methods. This request does not require authentication headers and you do not need a Translator resource to view the supported language set.</text:p>
          </table:table-cell>
        </table:table-row>
        <table:table-row table:style-name="TableLine94455534214592">
          <table:table-cell table:style-name="Table6.A1" office:value-type="string">
            <text:p text:style-name="P11"><text:a xlink:type="simple" xlink:href="https://docs.microsoft.com/en-us/azure/cognitive-services/translator/reference/v3-0-translate" text:style-name="Internet_20_link" text:visited-style-name="Visited_20_Internet_20_Link"><text:span text:style-name="Strong_20_Emphasis">translate</text:span></text:a></text:p>
          </table:table-cell>
          <table:table-cell table:style-name="Table6.A1" office:value-type="string">
            <text:p text:style-name="P49">/<text:span text:style-name="T56">translate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Translate specified source language text into the target language text.</text:p>
          </table:table-cell>
        </table:table-row>
        <table:table-row table:style-name="TableLine94455534264672">
          <table:table-cell table:style-name="Table6.A1" office:value-type="string">
            <text:p text:style-name="P11"><text:a xlink:type="simple" xlink:href="https://docs.microsoft.com/en-us/azure/cognitive-services/translator/reference/v3-0-break-sentence" text:style-name="Internet_20_link" text:visited-style-name="Visited_20_Internet_20_Link"><text:span text:style-name="Strong_20_Emphasis">breakSentence</text:span></text:a></text:p>
          </table:table-cell>
          <table:table-cell table:style-name="Table6.A1" office:value-type="string">
            <text:p text:style-name="P49">/<text:span text:style-name="T56">breaksentence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an array of integers representing the length of sentences in a source text.</text:p>
          </table:table-cell>
        </table:table-row>
        <table:table-row table:style-name="TableLine94455534265536">
          <table:table-cell table:style-name="Table6.A1" office:value-type="string">
            <text:p text:style-name="P11"><text:a xlink:type="simple" xlink:href="https://docs.microsoft.com/en-us/azure/cognitive-services/translator/reference/v3-0-dictionary-lookup" text:style-name="Internet_20_link" text:visited-style-name="Visited_20_Internet_20_Link"><text:span text:style-name="Strong_20_Emphasis">dictionary/lookup</text:span></text:a></text:p>
          </table:table-cell>
          <table:table-cell table:style-name="Table6.A1" office:value-type="string">
            <text:p text:style-name="P46"><text:span text:style-name="T57">/dictionary/lookup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alternatives for single word translations.</text:p>
          </table:table-cell>
        </table:table-row>
        <table:table-row table:style-name="TableLine94455534266512">
          <table:table-cell table:style-name="Table6.A1" office:value-type="string">
            <text:p text:style-name="P11"><text:a xlink:type="simple" xlink:href="https://docs.microsoft.com/en-us/azure/cognitive-services/translator/reference/v3-0-dictionary-examples" text:style-name="Internet_20_link" text:visited-style-name="Visited_20_Internet_20_Link"><text:span text:style-name="Strong_20_Emphasis">dictionary/examples</text:span></text:a></text:p>
          </table:table-cell>
          <table:table-cell table:style-name="Table6.A1" office:value-type="string">
            <text:p text:style-name="P47"><text:span text:style-name="T57">/dictionary/</text:span><text:span text:style-name="T58">examples</text:span></text:p>
          </table:table-cell>
          <table:table-cell table:style-name="Table6.A1" office:value-type="string">
            <text:p text:style-name="P11"><text:span text:style-name="Strong_20_Emphasis">POST</text:span></text:p>
          </table:table-cell>
          <table:table-cell table:style-name="Table6.A1" office:value-type="string">
            <text:p text:style-name="P11">Returns how a term is used in context.</text:p>
          </table:table-cell>
        </table:table-row>
      </table:table>
      <text:p text:style-name="P13"/>
      <text:p text:style-name="P62">Since version 3.0 of Translator will always be used, the five request types will begin with these extended URLs:</text:p>
      <text:p text:style-name="P63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Line94455567152784">
            <table:table-cell table:style-name="Table3.A1" office:value-type="string">
              <text:p text:style-name="P55">Request <text:span text:style-name="T5">Type</text:span></text:p>
            </table:table-cell>
            <table:table-cell table:style-name="Table3.A1" office:value-type="string">
              <text:p text:style-name="P54">URL “<text:span text:style-name="T59">route”</text:span></text:p>
            </table:table-cell>
            <table:table-cell table:style-name="Table3.A1" office:value-type="string">
              <text:p text:style-name="P41">Endpoint <text:span text:style-name="T60">+ route + API Version</text:span></text:p>
            </table:table-cell>
          </table:table-row>
        </table:table-header-rows>
        <table:table-row table:style-name="TableLine94455544324608">
          <table:table-cell table:style-name="Table3.A1" office:value-type="string">
            <text:p text:style-name="P52"><text:a xlink:type="simple" xlink:href="https://docs.microsoft.com/en-us/azure/cognitive-services/translator/reference/v3-0-languages" text:style-name="Internet_20_link" text:visited-style-name="Visited_20_Internet_20_Link"><text:span text:style-name="Strong_20_Emphasis">languages</text:span></text:a></text:p>
          </table:table-cell>
          <table:table-cell table:style-name="Table3.A1" office:value-type="string">
            <text:p text:style-name="P50">/<text:span text:style-name="T56">languages</text:span></text:p>
          </table:table-cell>
          <table:table-cell table:style-name="Table3.C2" office:value-type="string">
            <text:p text:style-name="P59"><text:span text:style-name="T36"/></text:p>
            <text:p text:style-name="P59"><text:span text:style-name="T36">https://api.cognitive.microsofttranslator.com</text:span><text:span text:style-name="T24">/</text:span><text:span text:style-name="T25">languages</text:span><text:span text:style-name="T54">?api-version=3.0</text:span></text:p>
          </table:table-cell>
        </table:table-row>
        <table:table-row table:style-name="TableLine94455556070016">
          <table:table-cell table:style-name="Table3.A1" office:value-type="string">
            <text:p text:style-name="P52"><text:a xlink:type="simple" xlink:href="https://docs.microsoft.com/en-us/azure/cognitive-services/translator/reference/v3-0-translate" text:style-name="Internet_20_link" text:visited-style-name="Visited_20_Internet_20_Link"><text:span text:style-name="Strong_20_Emphasis">translate</text:span></text:a></text:p>
          </table:table-cell>
          <table:table-cell table:style-name="Table3.A1" office:value-type="string">
            <text:p text:style-name="P50">/<text:span text:style-name="T56">translate</text:span></text:p>
          </table:table-cell>
          <table:table-cell table:style-name="Table3.A1" office:value-type="string">
            <text:p text:style-name="P59"><text:span text:style-name="T36">https://api.cognitive.microsofttranslator.com</text:span><text:span text:style-name="T24">/</text:span><text:span text:style-name="T25">translate</text:span><text:span text:style-name="T54">?api-version=3.0</text:span></text:p>
          </table:table-cell>
        </table:table-row>
        <table:table-row table:style-name="TableLine94455456137104">
          <table:table-cell table:style-name="Table3.A1" office:value-type="string">
            <text:p text:style-name="P52"><text:a xlink:type="simple" xlink:href="https://docs.microsoft.com/en-us/azure/cognitive-services/translator/reference/v3-0-break-sentence" text:style-name="Internet_20_link" text:visited-style-name="Visited_20_Internet_20_Link"><text:span text:style-name="Strong_20_Emphasis">breakSentence</text:span></text:a></text:p>
          </table:table-cell>
          <table:table-cell table:style-name="Table3.A1" office:value-type="string">
            <text:p text:style-name="P50">/<text:span text:style-name="T56">breaksentence</text:span></text:p>
          </table:table-cell>
          <table:table-cell table:style-name="Table3.A1" office:value-type="string">
            <text:p text:style-name="P59"><text:span text:style-name="T36">https://api.cognitive.microsofttranslator.com</text:span><text:span text:style-name="T24">/</text:span><text:span text:style-name="T25">breaksentence</text:span><text:span text:style-name="T54">?api-version=3.0</text:span></text:p>
          </table:table-cell>
        </table:table-row>
        <table:table-row table:style-name="TableLine94455549090320">
          <table:table-cell table:style-name="Table3.A1" office:value-type="string">
            <text:p text:style-name="P52"><text:a xlink:type="simple" xlink:href="https://docs.microsoft.com/en-us/azure/cognitive-services/translator/reference/v3-0-dictionary-lookup" text:style-name="Internet_20_link" text:visited-style-name="Visited_20_Internet_20_Link"><text:span text:style-name="Strong_20_Emphasis">dictionary/lookup</text:span></text:a></text:p>
          </table:table-cell>
          <table:table-cell table:style-name="Table3.A1" office:value-type="string">
            <text:p text:style-name="P48"><text:span text:style-name="T57">/dictionary/lookup</text:span></text:p>
          </table:table-cell>
          <table:table-cell table:style-name="Table3.A1" office:value-type="string">
            <text:p text:style-name="P59"><text:span text:style-name="T36">https://api.cognitive.microsofttranslator.com</text:span><text:span text:style-name="T24">/</text:span><text:span text:style-name="T25">dictionary/lookup</text:span><text:span text:style-name="T54">?api-version=3.0</text:span></text:p>
          </table:table-cell>
        </table:table-row>
        <table:table-row table:style-name="TableLine94455569364944">
          <table:table-cell table:style-name="Table3.A1" office:value-type="string">
            <text:p text:style-name="P52"><text:a xlink:type="simple" xlink:href="https://docs.microsoft.com/en-us/azure/cognitive-services/translator/reference/v3-0-dictionary-examples" text:style-name="Internet_20_link" text:visited-style-name="Visited_20_Internet_20_Link"><text:span text:style-name="Strong_20_Emphasis">dictionary/examples</text:span></text:a></text:p>
          </table:table-cell>
          <table:table-cell table:style-name="Table3.A1" office:value-type="string">
            <text:p text:style-name="P48"><text:span text:style-name="T57">/dictionary/</text:span><text:span text:style-name="T58">examples</text:span></text:p>
          </table:table-cell>
          <table:table-cell table:style-name="Table3.A1" office:value-type="string">
            <text:p text:style-name="P59"><text:span text:style-name="T36">https://api.cognitive.microsofttranslator.com</text:span><text:span text:style-name="T26">/dictionary/</text:span><text:span text:style-name="T27">examples</text:span><text:span text:style-name="T54">?api-version=3.0</text:span></text:p>
          </table:table-cell>
        </table:table-row>
      </table:table>
      <text:p text:style-name="P62"/>
      <text:p text:style-name="P64">The api-version query string parameter <text:span text:style-name="T40">must always</text:span> be the first parameter.</text:p>
      <text:h text:style-name="Heading_20_3" text:outline-level="3">Example Request Types:</text:h>
      <text:p text:style-name="P58"/>
      <text:p text:style-name="P61"><text:span text:style-name="T22">Important</text:span><text:span text:style-name="T53">: <text:s/></text:span><text:span text:style-name="T2">api-verions=3.0</text:span><text:span text:style-name="T39"> must be the first query string parameter.</text:span></text:p>
      <text:h text:style-name="P34" text:outline-level="3"><text:span text:style-name="T13">Translat</text:span><text:span text:style-name="T8">or </text:span><text:span text:style-name="T12">3.0 Required Headers</text:span></text:h>
      <text:h text:style-name="Heading_20_4" text:outline-level="4">Autehtication Headers</text:h>
      <text:p text:style-name="P56">While there are several m<text:span text:style-name="T41">different methods</text:span> of authenicatin—including the use of a bearer token, <text:span text:style-name="T42">Azure Active Directory and so on</text:span>—the header settings <text:span text:style-name="T41">below are how I </text:span><text:span text:style-name="T42">will</text:span><text:span text:style-name="T41"> authencitcate when making a Translaor 3.0</text:span> REST API call.</text:p>
      <text:p text:style-name="P31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Line94455534292304">
            <table:table-cell table:style-name="Table2.A1" office:value-type="string">
              <text:p text:style-name="P6">Headers</text:p>
            </table:table-cell>
            <table:table-cell table:style-name="Table2.A1" office:value-type="string">
              <text:p text:style-name="P6">Description</text:p>
            </table:table-cell>
            <table:table-cell table:style-name="Table2.A1" office:value-type="string">
              <text:p text:style-name="P23">My Values</text:p>
            </table:table-cell>
          </table:table-row>
        </table:table-header-rows>
        <table:table-row table:style-name="TableLine94455534304800">
          <table:table-cell table:style-name="Table2.A1" office:value-type="string">
            <text:p text:style-name="P28">Ocp-Apim-Subscription-Key</text:p>
          </table:table-cell>
          <table:table-cell table:style-name="Table2.A1" office:value-type="string">
            <text:p text:style-name="P5">The value is the Azure <text:span text:style-name="T1">secret key</text:span> for your subscription to Translator. <text:span text:style-name="T43">My keys are:</text:span></text:p>
            <text:p text:style-name="P5"/>
            <text:list xml:id="list1675353787" text:style-name="L1">
              <text:list-item>
                <text:p text:style-name="P43">ef6e5b44c68d438c8d79cae2f8c020ba</text:p>
                <text:p text:style-name="P43"/>
              </text:list-item>
              <text:list-item>
                <text:p text:style-name="P43">a3c9c437de3b43a7a93f707a71740af6</text:p>
              </text:list-item>
            </text:list>
          </table:table-cell>
          <table:table-cell table:style-name="Table2.A1" office:value-type="string">
            <text:p text:style-name="P5"><text:s/><text:span text:style-name="T32">See </text:span><text:span text:style-name="T29">my Azure portal account </text:span><text:span text:style-name="T32">for my keys.</text:span></text:p>
          </table:table-cell>
        </table:table-row>
        <table:table-row table:style-name="TableLine94455534305280">
          <table:table-cell table:style-name="Table2.A1" office:value-type="string">
            <text:p text:style-name="P28">Ocp-Apim-Subscription-Region</text:p>
          </table:table-cell>
          <table:table-cell table:style-name="Table2.A1" office:value-type="string">
            <text:p text:style-name="P5">The value is the <text:span text:style-name="T1">region </text:span>of the translator resource.</text:p>
          </table:table-cell>
          <table:table-cell table:style-name="Table2.A1" office:value-type="string">
            <text:p text:style-name="P22"><text:span text:style-name="T20">e</text:span><text:span text:style-name="T16">astus2 </text:span><text:span text:style-name="T35">is my region.</text:span></text:p>
          </table:table-cell>
        </table:table-row>
      </table:table>
      <text:p text:style-name="Standard"/>
      <text:p text:style-name="P21"/>
      <text:h text:style-name="Heading_20_4" text:outline-level="4"><text:span text:style-name="T14">Header for </text:span>Content <text:span text:style-name="T3">and Length</text:span></text:h>
      <text:p text:style-name="P4"/>
      <table:table table:name="Table4" table:style-name="Table4">
        <table:table-column table:style-name="Table4.A"/>
        <table:table-column table:style-name="Table4.B"/>
        <table:table-row table:style-name="TableLine94455534294272">
          <table:table-cell table:style-name="Table4.A1" office:value-type="string">
            <text:p text:style-name="P3">Headers</text:p>
          </table:table-cell>
          <table:table-cell table:style-name="Table4.A1" office:value-type="string">
            <text:p text:style-name="P3">Description</text:p>
          </table:table-cell>
        </table:table-row>
        <table:table-row table:style-name="TableLine94455534326064">
          <table:table-cell table:style-name="Table4.A1" office:value-type="string">
            <text:p text:style-name="P7">Content-Type</text:p>
          </table:table-cell>
          <table:table-cell table:style-name="Table4.A1" office:value-type="string">
            <text:p text:style-name="P25"><text:line-break/>Specifies the content type of the payload.</text:p>
            <text:p text:style-name="P25"><text:line-break/>Accepted value is <text:span text:style-name="Source_20_Text"><text:span text:style-name="T1">application/json;charset=UTF-8</text:span></text:span></text:p>
          </table:table-cell>
        </table:table-row>
        <table:table-row table:style-name="TableLine94455534326336">
          <table:table-cell table:style-name="Table4.A1" office:value-type="string">
            <text:p text:style-name="P2">Content-Length <text:s/><text:span text:style-name="T14">(TODO: If this required for translation request???)</text:span></text:p>
          </table:table-cell>
          <table:table-cell table:style-name="Table4.A1" office:value-type="string">
            <text:p text:style-name="P30"><text:line-break/>The length of the request body. <text:span text:style-name="T15"><text:s/>← </text:span><text:span text:style-name="T21">I</text:span><text:span text:style-name="T17">s this really required? </text:span><text:span text:style-name="T19">The</text:span><text:span text:style-name="T17"> </text:span><text:a xlink:type="simple" xlink:href="https://docs.microsoft.com/en-us/azure/cognitive-services/translator/quickstart-translator?tabs=csharp" text:style-name="Internet_20_link" text:visited-style-name="Visited_20_Internet_20_Link">Quick Start guide</text:a><text:span text:style-name="T17"> </text:span><text:span text:style-name="T18">says you can request to have inpu and output lengths computed by the API?</text:span></text:p>
          </table:table-cell>
        </table:table-row>
      </table:table>
      <text:p text:style-name="P1"/>
      <text:p text:style-name="P24">Comments: <text:span text:style-name="T1">json</text:span> is the default setting that Guzzle specifies—I believe.</text:p>
      <text:p text:style-name="P24"/>
      <text:p text:style-name="P17"><text:span text:style-name="T34">But i</text:span><text:span text:style-name="T33">s </text:span><text:span text:style-name="T1">Content-Length</text:span> is really required because <text:span text:style-name="T51">in the “Get Sentence Length” section of </text:span>the <text:span text:style-name="T44">Text Translation </text:span><text:a xlink:type="simple" xlink:href="https://docs.microsoft.com/en-us/azure/cognitive-services/translator/quickstart-translator?tabs=csharp" text:style-name="Internet_20_link" text:visited-style-name="Visited_20_Internet_20_Link">Quick Start guide</text:a> <text:span text:style-name="T51">it says</text:span>:</text:p>
      <text:p text:style-name="P17"/>
      <text:p text:style-name="P17"><text:tab/>You can <text:span text:style-name="T1">get character counts</text:span> for <text:span text:style-name="T40">both</text:span> <text:span text:style-name="T1">source text</text:span> and <text:span text:style-name="T1">translation output</text:span> using the <text:span text:style-name="Source_20_Text">translate</text:span> endpoint. To return sentence length (<text:span text:style-name="Source_20_Text">srcSenLen</text:span> and <text:span text:style-name="Source_20_Text">transSenLen</text:span>) you <text:tab/>must set the <text:span text:style-name="Source_20_Text"><text:span text:style-name="T1">includeSentenceLength</text:span></text:span> parameter to <text:span text:style-name="Source_20_Text">True.</text:span></text:p>
      <text:p text:style-name="P17"><text:span text:style-name="Source_20_Text"/></text:p>
      <text:p text:style-name="P39"><text:span text:style-name="Source_20_Text"><text:span text:style-name="T46">And the </text:span></text:span><text:span text:style-name="Source_20_Text"><text:span text:style-name="T49">Node.js </text:span></text:span><text:span text:style-name="Source_20_Text"><text:span text:style-name="T46">example code d</text:span></text:span><text:span text:style-name="Source_20_Text"><text:span text:style-name="T47">oes not </text:span></text:span><text:span text:style-name="Source_20_Text"><text:span text:style-name="T49">set</text:span></text:span><text:span text:style-name="Source_20_Text"><text:span text:style-name="T47"> </text:span></text:span><text:span text:style-name="Source_20_Text"><text:span text:style-name="T49">the</text:span></text:span><text:span text:style-name="Source_20_Text"><text:span text:style-name="T47"> </text:span></text:span><text:span text:style-name="Source_20_Text"><text:span text:style-name="T48">Content-Length</text:span></text:span><text:span text:style-name="Source_20_Text"><text:span text:style-name="T47"> header</text:span></text:span><text:span text:style-name="Source_20_Text"><text:span text:style-name="T46">:</text:span></text:span></text:p>
      <text:p text:style-name="P39"><text:span text:style-name="Source_20_Text"><text:span text:style-name="T46"/></text:span></text:p>
      <text:p text:style-name="P39"><text:span text:style-name="Source_20_Text"><text:span text:style-name="T46">const axios = require('axios').default;</text:span></text:span></text:p>
      <text:p text:style-name="P39"><text:span text:style-name="Source_20_Text"><text:span text:style-name="T46">const { v4: uuidv4 } = require('uuid');</text:span></text:span></text:p>
      <text:p text:style-name="P39"><text:span text:style-name="Source_20_Text"><text:span text:style-name="T46"/></text:span></text:p>
      <text:p text:style-name="P39"><text:span text:style-name="Source_20_Text"><text:span text:style-name="T46">var subscriptionKey = "YOUR_SUBSCRIPTION_KEY";</text:span></text:span></text:p>
      <text:p text:style-name="P40"><text:span text:style-name="Source_20_Text"><text:span text:style-name="T46">var endpoint = "https://api.cognitive.microsofttranslator.com"; <text:s text:c="4"/>//</text:span></text:span><text:span text:style-name="Source_20_Text"><text:span text:style-name="T50">This is the base URL</text:span></text:span></text:p>
      <text:p text:style-name="P39"><text:span text:style-name="Source_20_Text"><text:span text:style-name="T46"/></text:span></text:p>
      <text:p text:style-name="P39"><text:span text:style-name="Source_20_Text"><text:span text:style-name="T46">// Add your location, also known as region. The default is global.</text:span></text:span></text:p>
      <text:p text:style-name="P39"><text:span text:style-name="Source_20_Text"><text:span text:style-name="T46">// This is required if using a Cognitive Services resource.</text:span></text:span></text:p>
      <text:p text:style-name="P39"><text:span text:style-name="Source_20_Text"><text:span text:style-name="T46">var location = "YOUR_RESOURCE_LOCATION";</text:span></text:span></text:p>
      <text:p text:style-name="P39"><text:span text:style-name="Source_20_Text"><text:span text:style-name="T46"/></text:span></text:p>
      <text:p text:style-name="P39"><text:span text:style-name="Source_20_Text"><text:span text:style-name="T46">axios({</text:span></text:span></text:p>
      <text:p text:style-name="P39"><text:span text:style-name="Source_20_Text"><text:span text:style-name="T46"><text:s text:c="4"/>baseURL: endpoint,</text:span></text:span></text:p>
      <text:p text:style-name="P39"><text:span text:style-name="Source_20_Text"><text:span text:style-name="T46"><text:s text:c="4"/>url: '/translate', <text:s/></text:span></text:span></text:p>
      <text:p text:style-name="P39"><text:span text:style-name="Source_20_Text"><text:span text:style-name="T46"><text:s text:c="4"/>method: 'post',</text:span></text:span></text:p>
      <text:p text:style-name="P39"><text:span text:style-name="Source_20_Text"><text:span text:style-name="T46"><text:s text:c="4"/>headers: {</text:span></text:span></text:p>
      <text:p text:style-name="P39"><text:span text:style-name="Source_20_Text"><text:span text:style-name="T46"><text:s text:c="8"/>'Ocp-Apim-Subscription-Key': subscriptionKey,</text:span></text:span></text:p>
      <text:p text:style-name="P39"><text:span text:style-name="Source_20_Text"><text:span text:style-name="T46"><text:s text:c="8"/>'Ocp-Apim-Subscription-Region': location,</text:span></text:span></text:p>
      <text:p text:style-name="P39"><text:span text:style-name="Source_20_Text"><text:span text:style-name="T46"><text:s text:c="8"/>'Content-type': 'application/json',</text:span></text:span></text:p>
      <text:p text:style-name="P39"><text:span text:style-name="Source_20_Text"><text:span text:style-name="T46"><text:s text:c="8"/>'X-ClientTraceId': uuidv4().toString()</text:span></text:span></text:p>
      <text:p text:style-name="P39"><text:span text:style-name="Source_20_Text"><text:span text:style-name="T46"><text:s text:c="4"/>},</text:span></text:span></text:p>
      <text:p text:style-name="P39"><text:span text:style-name="Source_20_Text"><text:span text:style-name="T46"><text:s text:c="4"/>params: {</text:span></text:span></text:p>
      <text:p text:style-name="P39"><text:span text:style-name="Source_20_Text"><text:span text:style-name="T46"><text:s text:c="8"/>'api-version': '3.0',</text:span></text:span></text:p>
      <text:p text:style-name="P39"><text:span text:style-name="Source_20_Text"><text:span text:style-name="T46"><text:s text:c="8"/>'to': 'es',</text:span></text:span></text:p>
      <text:p text:style-name="P39"><text:span text:style-name="Source_20_Text"><text:span text:style-name="T46"><text:s text:c="8"/>'includeSentenceLength': true</text:span></text:span></text:p>
      <text:p text:style-name="P39"><text:span text:style-name="Source_20_Text"><text:span text:style-name="T46"><text:s text:c="4"/>},</text:span></text:span></text:p>
      <text:p text:style-name="P39"><text:span text:style-name="Source_20_Text"><text:span text:style-name="T46"><text:s text:c="4"/>data: [{</text:span></text:span></text:p>
      <text:p text:style-name="P39"><text:span text:style-name="Source_20_Text"><text:span text:style-name="T46"><text:s text:c="8"/>'text': 'Can you tell me how to get to Penn Station? Oh, you aren\'t sure? That\'s fine.'</text:span></text:span></text:p>
      <text:p text:style-name="P39"><text:span text:style-name="Source_20_Text"><text:span text:style-name="T46"><text:s text:c="4"/>}],</text:span></text:span></text:p>
      <text:p text:style-name="P39"><text:span text:style-name="Source_20_Text"><text:span text:style-name="T46"><text:s text:c="4"/>responseType: 'json'</text:span></text:span></text:p>
      <text:p text:style-name="P39"><text:span text:style-name="Source_20_Text"><text:span text:style-name="T46">}).then(function(response){</text:span></text:span></text:p>
      <text:p text:style-name="P39"><text:span text:style-name="Source_20_Text"><text:span text:style-name="T46"><text:s text:c="4"/>console.log(JSON.stringify(response.data, null, 4));</text:span></text:span></text:p>
      <text:p text:style-name="P39"><text:span text:style-name="Source_20_Text"><text:span text:style-name="T46">})</text:span></text:span></text:p>
      <text:p text:style-name="P39"><text:span text:style-name="Source_20_Text"><text:span text:style-name="T46"/></text:span></text:p>
      <text:p text:style-name="P17"><text:span text:style-name="Source_20_Text"><text:span text:style-name="T45"/></text:span></text:p>
      <text:h text:style-name="Heading_20_3" text:outline-level="3">Optional <text:span text:style-name="T4">Headers</text:span></text:h>
      <text:p text:style-name="P1"/>
      <table:table table:name="Table5" table:style-name="Table5">
        <table:table-column table:style-name="Table5.A"/>
        <table:table-column table:style-name="Table5.B"/>
        <table:table-row table:style-name="TableLine94455534318592">
          <table:table-cell table:style-name="Table5.A1" office:value-type="string">
            <text:p text:style-name="P3">Headers</text:p>
          </table:table-cell>
          <table:table-cell table:style-name="Table5.A1" office:value-type="string">
            <text:p text:style-name="P3">Description</text:p>
          </table:table-cell>
        </table:table-row>
        <table:table-row table:style-name="TableLine94455534336048">
          <table:table-cell table:style-name="Table5.A1" office:value-type="string">
            <text:p text:style-name="P2">X-ClientTraceId</text:p>
          </table:table-cell>
          <table:table-cell table:style-name="Table5.A1" office:value-type="string">
            <text:p text:style-name="P2"><text:line-break/>A <text:span text:style-name="T1">client-generated GUID</text:span> to uniquely identify the request. You can omit this header if you include the trace ID in the query string using a query parameter named <text:span text:style-name="Source_20_Text">ClientTraceId</text:span>.</text:p>
          </table:table-cell>
        </table:table-row>
      </table:table>
      <text:p text:style-name="P1"/>
      <text:h text:style-name="P35" text:outline-level="3">Translate Request Body</text:h>
      <text:p text:style-name="P26">See <text:a xlink:type="simple" xlink:href="https://docs.microsoft.com/en-us/rest/api/cognitiveservices/translator/translator/translate#request-body" text:style-name="Internet_20_link" text:visited-style-name="Visited_20_Internet_20_Link">https://docs.microsoft.com/en-us/rest/api/cognitiveservices/translator/translator/translate#request-body</text:a> </text:p>
      <text:h text:style-name="P36" text:outline-level="3"><text:span text:style-name="T11">Translator 3.0 </text:span>Optional Query Parameters</text:h>
      <text:h text:style-name="Heading_20_4" text:outline-level="4">Required Parameters</text:h>
      <text:p text:style-name="P19"><text:bookmark text:name="required-parameters"/></text:p>
      <table:table table:name="Table8" table:style-name="Table8">
        <table:table-column table:style-name="Table8.A"/>
        <table:table-column table:style-name="Table8.B"/>
        <table:table-header-rows>
          <table:table-row table:style-name="TableLine94455534332192">
            <table:table-cell table:style-name="Table8.A1" office:value-type="string">
              <text:p text:style-name="Table_20_Heading"/>
              <text:p text:style-name="Table_20_Heading">Query parameter</text:p>
            </table:table-cell>
            <table:table-cell table:style-name="Table8.A1" office:value-type="string">
              <text:p text:style-name="Table_20_Heading"/>
              <text:p text:style-name="Table_20_Heading">Description</text:p>
            </table:table-cell>
          </table:table-row>
        </table:table-header-rows>
        <table:table-row table:style-name="TableLine94455534359552">
          <table:table-cell table:style-name="Table8.A1" office:value-type="string">
            <text:p text:style-name="P27">api-version</text:p>
          </table:table-cell>
          <table:table-cell table:style-name="Table8.A1" office:value-type="string">
            <text:p text:style-name="Table_20_Contents"><text:span text:style-name="Emphasis">Required parameter</text:span>. <text:line-break/>Version of the API requested by the client. Value must be <text:span text:style-name="Source_20_Text">3.0</text:span>.</text:p>
          </table:table-cell>
        </table:table-row>
        <table:table-row table:style-name="TableLine94455534359824">
          <table:table-cell table:style-name="Table8.A1" office:value-type="string">
            <text:p text:style-name="P27"/>
            <text:p text:style-name="P27">to</text:p>
          </table:table-cell>
          <table:table-cell table:style-name="Table8.A1" office:value-type="string">
            <text:p text:style-name="P20"><text:span text:style-name="Emphasis">Required parameter</text:span>. </text:p>
            <text:p text:style-name="P20"><text:line-break/>Specifies the language of the output text. The target language must be one of the <text:a xlink:type="simple" xlink:href="https://docs.microsoft.com/en-us/azure/cognitive-services/translator/reference/v3-0-languages" text:style-name="Internet_20_link" text:visited-style-name="Visited_20_Internet_20_Link">supported languages</text:a> included in the <text:span text:style-name="Source_20_Text">translation</text:span> scope. For example, use <text:span text:style-name="Source_20_Text">to=de</text:span> to translate to German. <text:line-break/>It's possible to translate to multiple languages simultaneously by repeating the parameter in the query string. For example, use <text:span text:style-name="Source_20_Text">to=de&amp;to=it</text:span> to translate to German and Italian.</text:p>
          </table:table-cell>
        </table:table-row>
      </table:table>
      <text:p text:style-name="Text_20_body"><text:bookmark text:name="optional-parameters"/></text:p>
      <text:h text:style-name="P18" text:outline-level="4"><text:span text:style-name="T28">Optional</text:span> Parameters</text:h>
      <text:p text:style-name="P16"/>
      <text:p text:style-name="P9">These query paramters apply (TODO: double check) to all five Tranaslor requst types above.</text:p>
      <table:table table:name="Table7" table:style-name="Table7">
        <table:table-column table:style-name="Table7.A"/>
        <table:table-column table:style-name="Table7.B"/>
        <table:table-header-rows>
          <table:table-row table:style-name="TableLine94455534344672">
            <table:table-cell table:style-name="Table7.A1" office:value-type="string">
              <text:p text:style-name="P15">Query parameter</text:p>
            </table:table-cell>
            <table:table-cell table:style-name="Table7.A1" office:value-type="string">
              <text:p text:style-name="P15">Description</text:p>
            </table:table-cell>
          </table:table-row>
        </table:table-header-rows>
        <table:table-row table:style-name="TableLine94455534366064">
          <table:table-cell table:style-name="Table7.A1" office:value-type="string">
            <text:p text:style-name="P29">from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language of the input text. Find which languages are available to translate from by looking up <text:a xlink:type="simple" xlink:href="https://docs.microsoft.com/en-us/azure/cognitive-services/translator/reference/v3-0-languages" text:style-name="Internet_20_link" text:visited-style-name="Visited_20_Internet_20_Link">supported languages</text:a> using the <text:span text:style-name="Source_20_Text">translation</text:span> scope. If the <text:span text:style-name="Source_20_Text">from</text:span> parameter is not specified, automatic language detection is applied to determine the source language. <text:line-break/><text:line-break/>You must use the <text:span text:style-name="Source_20_Text">from</text:span> parameter rather than autodetection when using the <text:a xlink:type="simple" xlink:href="https://docs.microsoft.com/en-us/azure/cognitive-services/translator/dynamic-dictionary" text:style-name="Internet_20_link" text:visited-style-name="Visited_20_Internet_20_Link">dynamic dictionary</text:a> feature.</text:p>
          </table:table-cell>
        </table:table-row>
        <table:table-row table:style-name="TableLine94455534411600">
          <table:table-cell table:style-name="Table7.A1" office:value-type="string">
            <text:p text:style-name="P29">textType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Defines whether the text being translated is plain text or HTML text. Any HTML needs to be a well-formed, complete element. Possible values are: <text:span text:style-name="Source_20_Text"><text:span text:style-name="T1">plain</text:span></text:span> (default) or <text:span text:style-name="Source_20_Text"><text:span text:style-name="T1">html</text:span></text:span>.</text:p>
          </table:table-cell>
        </table:table-row>
        <table:table-row table:style-name="TableLine94455534411872">
          <table:table-cell table:style-name="Table7.A1" office:value-type="string">
            <text:p text:style-name="P14">category</text:p>
          </table:table-cell>
          <table:table-cell table:style-name="Table7.A1" office:value-type="string">
            <text:p text:style-name="P14"><text:span text:style-name="Emphasis"/></text:p>
            <text:p text:style-name="P14"><text:span text:style-name="Emphasis">Optional parameter</text:span>. </text:p>
            <text:p text:style-name="P14"><text:line-break/>A string specifying the category (domain) of the translation. This parameter is used to get translations from a customized system built with <text:a xlink:type="simple" xlink:href="https://docs.microsoft.com/en-us/azure/cognitive-services/translator/customization" text:style-name="Internet_20_link" text:visited-style-name="Visited_20_Internet_20_Link">Custom Translator</text:a>. Add the Category ID from your Custom Translator <text:a xlink:type="simple" xlink:href="https://docs.microsoft.com/en-us/azure/cognitive-services/translator/custom-translator/how-to-create-project#view-project-details" text:style-name="Internet_20_link" text:visited-style-name="Visited_20_Internet_20_Link">project details</text:a> to this parameter to use your deployed customized system. Default value is: <text:span text:style-name="Source_20_Text">general</text:span>.</text:p>
          </table:table-cell>
        </table:table-row>
        <table:table-row table:style-name="TableLine94455534412368">
          <table:table-cell table:style-name="Table7.A1" office:value-type="string">
            <text:p text:style-name="P14">profanityAction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how profanities should be treated in translations. Possible values are: <text:span text:style-name="Source_20_Text">NoAction</text:span> (default), <text:span text:style-name="Source_20_Text">Marked</text:span> or <text:span text:style-name="Source_20_Text">Deleted</text:span>. To understand ways to treat profanity, see <text:a xlink:type="simple" xlink:href="https://docs.microsoft.com/en-us/azure/cognitive-services/translator/reference/v3-0-translate#handle-profanity" text:style-name="Internet_20_link" text:visited-style-name="Visited_20_Internet_20_Link">Profanity handling</text:a>.</text:p>
          </table:table-cell>
        </table:table-row>
        <table:table-row table:style-name="TableLine94455534412976">
          <table:table-cell table:style-name="Table7.A1" office:value-type="string">
            <text:p text:style-name="P14">profanityMarker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how profanities should be marked in translations. Possible values are: <text:span text:style-name="Source_20_Text">Asterisk</text:span> (default) or <text:span text:style-name="Source_20_Text">Tag</text:span>. To understand ways to treat profanity, see <text:a xlink:type="simple" xlink:href="https://docs.microsoft.com/en-us/azure/cognitive-services/translator/reference/v3-0-translate#handle-profanity" text:style-name="Internet_20_link" text:visited-style-name="Visited_20_Internet_20_Link">Profanity handling</text:a>.</text:p>
          </table:table-cell>
        </table:table-row>
        <table:table-row table:style-name="TableLine94455534413584">
          <table:table-cell table:style-name="Table7.A1" office:value-type="string">
            <text:p text:style-name="P14">includeAlignmen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whether to include alignment projection from source text to translated text. Possible values are: <text:span text:style-name="Source_20_Text">true</text:span> or <text:span text:style-name="Source_20_Text">false</text:span> (default).</text:p>
          </table:table-cell>
        </table:table-row>
        <table:table-row table:style-name="TableLine94455534414192">
          <table:table-cell table:style-name="Table7.A1" office:value-type="string">
            <text:p text:style-name="P14">includeSentenceLength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whether to include sentence boundaries for the input text and the translated text. Possible values are: <text:span text:style-name="Source_20_Text">true</text:span> or <text:span text:style-name="Source_20_Text">false</text:span> (default).</text:p>
          </table:table-cell>
        </table:table-row>
        <table:table-row table:style-name="TableLine94455534414800">
          <table:table-cell table:style-name="Table7.A1" office:value-type="string">
            <text:p text:style-name="P14">suggestedFrom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a fallback language if the language of the input text can't be identified. Language autodetection is applied when the <text:span text:style-name="Source_20_Text">from</text:span> parameter is omitted. If detection fails, the <text:span text:style-name="Source_20_Text">suggestedFrom</text:span> language will be assumed.</text:p>
          </table:table-cell>
        </table:table-row>
        <table:table-row table:style-name="TableLine94455534415680">
          <table:table-cell table:style-name="Table7.A1" office:value-type="string">
            <text:p text:style-name="P14">fromScrip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script of the input text.</text:p>
          </table:table-cell>
        </table:table-row>
        <table:table-row table:style-name="TableLine94455534416288">
          <table:table-cell table:style-name="Table7.A1" office:value-type="string">
            <text:p text:style-name="P14">toScript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e script of the translated text.</text:p>
          </table:table-cell>
        </table:table-row>
        <table:table-row table:style-name="TableLine94455534416896">
          <table:table-cell table:style-name="Table7.A1" office:value-type="string">
            <text:p text:style-name="P14">allowFallback</text:p>
          </table:table-cell>
          <table:table-cell table:style-name="Table7.A1" office:value-type="string">
            <text:p text:style-name="P14"><text:span text:style-name="Emphasis">Optional parameter</text:span>. </text:p>
            <text:p text:style-name="P14"><text:line-break/>Specifies that the service is allowed to fall back to a general system when a custom system does not exist. Possible values are: <text:span text:style-name="Source_20_Text">true</text:span> (default) or <text:span text:style-name="Source_20_Text">false</text:span>. <text:line-break/><text:line-break/><text:span text:style-name="Source_20_Text">allowFallback=false</text:span> specifies that the translation should only use systems trained for the <text:span text:style-name="Source_20_Text">category</text:span> specified by the request. If a translation for language X to language Y requires chaining through a pivot language E, then all the systems in the chain (X-&gt;E and E-&gt;Y) will need to be custom and have the same category. If no system is found with the specific category, the request will return a 400 status code. <text:span text:style-name="Source_20_Text">allowFallback=true</text:span> specifies that the service is allowed to fall back to a general system when a custom system does not exist.</text:p>
          </table:table-cell>
        </table:table-row>
      </table:table>
      <text:p text:style-name="P8"/>
      <text:h text:style-name="P37" text:outline-level="3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Karla SemiBold" fo:font-family="'Karla SemiBold'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ato Medium" fo:font-family="'Lato Medium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ato Medium" fo:font-family="'Lato Medium'" fo:font-size="10.5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Medium" fo:font-family="'Lato Medium'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600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08:36:10.067762767</meta:creation-date>
    <dc:date>2022-03-21T07:40:39.341731057</dc:date>
    <meta:editing-duration>PT3H25M38S</meta:editing-duration>
    <meta:editing-cycles>114</meta:editing-cycles>
    <meta:generator>LibreOffice/7.2.5.2$Linux_X86_64 LibreOffice_project/20$Build-2</meta:generator>
    <meta:document-statistic meta:table-count="8" meta:image-count="0" meta:object-count="0" meta:page-count="1" meta:paragraph-count="166" meta:word-count="1152" meta:character-count="8632" meta:non-whitespace-character-count="7491"/>
  </office:meta>
</office:document-meta>
</file>